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494" officeooo:paragraph-rsid="00137494"/>
    </style:style>
    <style:style style:name="T1" style:family="text">
      <style:text-properties officeooo:rsid="00156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<text:span text:style-name="T1">imageRun</text:span>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2:09:27.922530392</meta:creation-date>
    <dc:date>2025-04-19T10:50:25.543585755</dc:date>
    <meta:editing-duration>PT1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1" meta:character-count="12" meta:non-whitespace-character-count="12"/>
  </office:meta>
</office:document-meta>
</file>